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60000002942E2D6DCAD218394.png" manifest:media-type="image/png"/>
  <manifest:file-entry manifest:full-path="Pictures/10000000000001C2000000F74A1B5B57BCA9410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text-properties officeooo:paragraph-rsid="006885c2"/>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fo:font-size="24pt" fo:font-weight="bold" style:font-size-asian="24pt" style:font-weight-asian="bold" style:font-size-complex="24pt" style:font-weight-complex="bold"/>
    </style:style>
    <style:style style:name="P6" style:family="paragraph" style:parent-style-name="Standard">
      <style:text-properties style:font-name="Calibri1" fo:font-size="12pt" style:font-size-asian="12pt" style:font-size-complex="12pt"/>
    </style:style>
    <style:style style:name="P7"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10" style:family="paragraph" style:parent-style-name="Text_20_body">
      <style:text-properties fo:color="#336633" fo:font-size="14pt" style:font-size-asian="14pt" style:font-size-complex="14pt"/>
    </style:style>
    <style:style style:name="P11" style:family="paragraph" style:parent-style-name="Text_20_body">
      <style:text-properties officeooo:rsid="00a9d52b" officeooo:paragraph-rsid="00a9d52b"/>
    </style:style>
    <style:style style:name="P12" style:family="paragraph" style:parent-style-name="Text_20_body">
      <style:text-properties officeooo:rsid="00a34ea0" officeooo:paragraph-rsid="00b68438"/>
    </style:style>
    <style:style style:name="P13" style:family="paragraph" style:parent-style-name="Text_20_body">
      <style:text-properties officeooo:rsid="00ab71f6" officeooo:paragraph-rsid="00ab71f6"/>
    </style:style>
    <style:style style:name="P14" style:family="paragraph" style:parent-style-name="Text_20_body">
      <style:text-properties officeooo:rsid="00ab71f6" officeooo:paragraph-rsid="00abe835"/>
    </style:style>
    <style:style style:name="P15" style:family="paragraph" style:parent-style-name="Text_20_body">
      <style:text-properties fo:font-weight="bold" officeooo:rsid="00ab71f6" officeooo:paragraph-rsid="00abe835" style:font-weight-asian="bold" style:font-weight-complex="bold"/>
    </style:style>
    <style:style style:name="P16" style:family="paragraph" style:parent-style-name="Text_20_body">
      <style:text-properties fo:font-weight="bold" officeooo:rsid="00ab71f6" officeooo:paragraph-rsid="00ad204a" style:font-weight-asian="bold" style:font-weight-complex="bold"/>
    </style:style>
    <style:style style:name="P17" style:family="paragraph" style:parent-style-name="Text_20_body">
      <style:text-properties fo:font-weight="bold" officeooo:rsid="00ab71f6" officeooo:paragraph-rsid="00b15f73" style:font-weight-asian="bold" style:font-weight-complex="bold"/>
    </style:style>
    <style:style style:name="P18" style:family="paragraph" style:parent-style-name="Text_20_body">
      <style:text-properties fo:font-weight="bold" officeooo:rsid="00ab71f6" officeooo:paragraph-rsid="00b235da" style:font-weight-asian="bold" style:font-weight-complex="bold"/>
    </style:style>
    <style:style style:name="P19" style:family="paragraph" style:parent-style-name="Text_20_body">
      <style:text-properties fo:font-weight="bold" officeooo:rsid="00ab71f6" officeooo:paragraph-rsid="00b5acfe" style:font-weight-asian="bold" style:font-weight-complex="bold"/>
    </style:style>
    <style:style style:name="P20" style:family="paragraph" style:parent-style-name="Text_20_body">
      <style:text-properties officeooo:rsid="00abe835" officeooo:paragraph-rsid="00abe835"/>
    </style:style>
    <style:style style:name="P21" style:family="paragraph" style:parent-style-name="Text_20_body">
      <style:text-properties fo:font-weight="normal" officeooo:rsid="00abe835" officeooo:paragraph-rsid="00abe835" style:font-weight-asian="normal" style:font-weight-complex="normal"/>
    </style:style>
    <style:style style:name="P22" style:family="paragraph" style:parent-style-name="Text_20_body">
      <style:text-properties fo:font-weight="normal" officeooo:rsid="00ad204a" officeooo:paragraph-rsid="00ad204a" style:font-weight-asian="normal" style:font-weight-complex="normal"/>
    </style:style>
    <style:style style:name="P23" style:family="paragraph" style:parent-style-name="Text_20_body">
      <style:text-properties fo:font-weight="normal" officeooo:rsid="00b024ad" officeooo:paragraph-rsid="00b024ad" style:font-weight-asian="normal" style:font-weight-complex="normal"/>
    </style:style>
    <style:style style:name="P24" style:family="paragraph" style:parent-style-name="Text_20_body">
      <style:text-properties fo:font-weight="normal" officeooo:rsid="00b15f73" officeooo:paragraph-rsid="00b15f73" style:font-weight-asian="normal" style:font-weight-complex="normal"/>
    </style:style>
    <style:style style:name="P25" style:family="paragraph" style:parent-style-name="Text_20_body">
      <style:text-properties fo:font-weight="normal" officeooo:rsid="00b235da" officeooo:paragraph-rsid="00b235da" style:font-weight-asian="normal" style:font-weight-complex="normal"/>
    </style:style>
    <style:style style:name="P26" style:family="paragraph" style:parent-style-name="Text_20_body">
      <style:text-properties fo:font-weight="normal" officeooo:rsid="00b68438" officeooo:paragraph-rsid="00b68438" style:font-weight-asian="normal" style:font-weight-complex="normal"/>
    </style:style>
    <style:style style:name="P27" style:family="paragraph" style:parent-style-name="Text_20_body">
      <style:paragraph-properties fo:text-align="start" style:justify-single-word="false"/>
      <style:text-properties fo:font-weight="normal" officeooo:rsid="00b68438" officeooo:paragraph-rsid="00b6c809" style:font-weight-asian="normal" style:font-weight-complex="normal"/>
    </style:style>
    <style:style style:name="P28" style:family="paragraph" style:parent-style-name="Text_20_body">
      <style:paragraph-properties fo:text-align="start" style:justify-single-word="false"/>
      <style:text-properties fo:font-weight="normal" officeooo:rsid="00b68438" officeooo:paragraph-rsid="00b68438" style:font-weight-asian="normal" style:font-weight-complex="normal"/>
    </style:style>
    <style:style style:name="P29" style:family="paragraph" style:parent-style-name="Text_20_body">
      <style:paragraph-properties fo:text-align="start" style:justify-single-word="false"/>
      <style:text-properties fo:font-weight="normal" officeooo:rsid="00b6c809" officeooo:paragraph-rsid="00b6c809" style:font-weight-asian="normal" style:font-weight-complex="normal"/>
    </style:style>
    <style:style style:name="P30" style:family="paragraph" style:parent-style-name="Text_20_body">
      <style:text-properties officeooo:rsid="00ad204a" officeooo:paragraph-rsid="00ad204a"/>
    </style:style>
    <style:style style:name="P31" style:family="paragraph" style:parent-style-name="Text_20_body">
      <style:text-properties officeooo:paragraph-rsid="00b235da"/>
    </style:style>
    <style:style style:name="P32" style:family="paragraph" style:parent-style-name="Text_20_body">
      <style:text-properties officeooo:rsid="00b68438" officeooo:paragraph-rsid="00b68438"/>
    </style:style>
    <style:style style:name="P33" style:family="paragraph" style:parent-style-name="Text_20_body">
      <style:text-properties style:text-line-through-style="none" style:text-line-through-type="none" style:text-underline-style="none" fo:font-weight="normal" officeooo:rsid="00b68438" officeooo:paragraph-rsid="00b68438" style:font-weight-asian="normal" style:font-weight-complex="normal"/>
    </style:style>
    <style:style style:name="P34" style:family="paragraph" style:parent-style-name="Text_20_body">
      <style:text-properties officeooo:paragraph-rsid="00b68438"/>
    </style:style>
    <style:style style:name="P35" style:family="paragraph" style:parent-style-name="Text_20_body">
      <style:text-properties officeooo:rsid="00b235da" officeooo:paragraph-rsid="00b235da"/>
    </style:style>
    <style:style style:name="P36" style:family="paragraph" style:parent-style-name="Text_20_body">
      <style:text-properties officeooo:rsid="00bcfc52" officeooo:paragraph-rsid="00bcfc52"/>
    </style:style>
    <style:style style:name="P37" style:family="paragraph" style:parent-style-name="Text_20_body">
      <style:paragraph-properties fo:margin-left="0cm" fo:margin-right="0cm" fo:text-indent="0cm" style:auto-text-indent="false"/>
    </style:style>
    <style:style style:name="P38"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4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41"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42"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43" style:family="paragraph" style:parent-style-name="Notas_20_Informativas">
      <style:text-properties officeooo:rsid="0078c76a" officeooo:paragraph-rsid="0078c76a"/>
    </style:style>
    <style:style style:name="P44" style:family="paragraph" style:parent-style-name="Standard" style:master-page-name="First_20_Page">
      <style:paragraph-properties style:page-number="auto"/>
    </style:style>
    <style:style style:name="P45" style:family="paragraph" style:parent-style-name="Text_20_body">
      <style:text-properties officeooo:rsid="00b9f66b" officeooo:paragraph-rsid="00bfd260"/>
    </style:style>
    <style:style style:name="P46" style:family="paragraph" style:parent-style-name="Text_20_body">
      <style:text-properties officeooo:paragraph-rsid="00b235da"/>
    </style:style>
    <style:style style:name="P47" style:family="paragraph" style:parent-style-name="Text_20_body">
      <style:paragraph-properties fo:text-align="start" style:justify-single-word="false"/>
      <style:text-properties fo:font-weight="normal" officeooo:rsid="00b6c809" officeooo:paragraph-rsid="00b6c809" style:font-weight-asian="normal" style:font-weight-complex="normal"/>
    </style:style>
    <style:style style:name="P48" style:family="paragraph" style:parent-style-name="Heading_20_1">
      <style:text-properties officeooo:rsid="00777cb9" officeooo:paragraph-rsid="00777cb9"/>
    </style:style>
    <style:style style:name="P49" style:family="paragraph" style:parent-style-name="Heading_20_1">
      <style:text-properties officeooo:rsid="00a9d52b" officeooo:paragraph-rsid="00a9d52b"/>
    </style:style>
    <style:style style:name="P50" style:family="paragraph" style:parent-style-name="Contents_20_1">
      <style:paragraph-properties>
        <style:tab-stops>
          <style:tab-stop style:position="17.201cm" style:type="right" style:leader-style="dotted" style:leader-text="."/>
        </style:tab-stops>
      </style:paragraph-properties>
    </style:style>
    <style:style style:name="P51" style:family="paragraph" style:parent-style-name="Heading_20_2">
      <style:text-properties officeooo:rsid="00abe835" officeooo:paragraph-rsid="00abe835"/>
    </style:style>
    <style:style style:name="P52" style:family="paragraph" style:parent-style-name="Heading_20_2">
      <style:text-properties officeooo:rsid="00b68438" officeooo:paragraph-rsid="00b68438"/>
    </style:style>
    <style:style style:name="P53" style:family="paragraph" style:parent-style-name="Contents_20_2">
      <style:paragraph-properties>
        <style:tab-stops>
          <style:tab-stop style:position="16.702cm" style:type="right" style:leader-style="dotted" style:leader-text="."/>
        </style:tab-stops>
      </style:paragraph-properties>
    </style:style>
    <style:style style:name="T1" style:family="text">
      <style:text-properties fo:color="#999966"/>
    </style:style>
    <style:style style:name="T2" style:family="text">
      <style:text-properties fo:color="#999966" officeooo:rsid="00917e12"/>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fo:font-size="12pt" style:font-size-asian="12pt" style:font-size-complex="12pt"/>
    </style:style>
    <style:style style:name="T9" style:family="text">
      <style:text-properties style:font-name="Calibri1" fo:font-size="12pt" officeooo:rsid="002ad048" style:font-size-asian="12pt" style:font-size-complex="12pt"/>
    </style:style>
    <style:style style:name="T10" style:family="text">
      <style:text-properties officeooo:rsid="008b53df"/>
    </style:style>
    <style:style style:name="T11" style:family="text">
      <style:text-properties officeooo:rsid="008d8e17"/>
    </style:style>
    <style:style style:name="T12" style:family="text">
      <style:text-properties officeooo:rsid="00a7da67"/>
    </style:style>
    <style:style style:name="T13" style:family="text">
      <style:text-properties officeooo:rsid="00a9d52b"/>
    </style:style>
    <style:style style:name="T14" style:family="text">
      <style:text-properties officeooo:rsid="00abe835"/>
    </style:style>
    <style:style style:name="T15" style:family="text">
      <style:text-properties officeooo:rsid="00ad204a"/>
    </style:style>
    <style:style style:name="T16" style:family="text">
      <style:text-properties officeooo:rsid="00b235da"/>
    </style:style>
    <style:style style:name="T17" style:family="text">
      <style:text-properties officeooo:rsid="00b68438"/>
    </style:style>
    <style:style style:name="T18" style:family="text">
      <style:text-properties style:text-line-through-style="none" style:text-line-through-type="none" style:text-underline-style="none"/>
    </style:style>
    <style:style style:name="T19" style:family="text">
      <style:text-properties style:text-line-through-style="none" style:text-line-through-type="none" style:text-underline-style="none" fo:font-weight="bold" officeooo:rsid="00abe835" style:font-weight-asian="bold" style:font-weight-complex="bold"/>
    </style:style>
    <style:style style:name="T20" style:family="text">
      <style:text-properties style:text-line-through-style="none" style:text-line-through-type="none" style:text-underline-style="none" fo:font-weight="bold" officeooo:rsid="00ab71f6" style:font-weight-asian="bold" style:font-weight-complex="bold"/>
    </style:style>
    <style:style style:name="T21" style:family="text">
      <style:text-properties style:text-line-through-style="none" style:text-line-through-type="none" style:text-underline-style="none" officeooo:rsid="00ab71f6"/>
    </style:style>
    <style:style style:name="T22" style:family="text">
      <style:text-properties style:text-line-through-style="none" style:text-line-through-type="none" style:text-underline-style="none" fo:font-weight="normal" officeooo:rsid="00b68438" style:font-weight-asian="normal" style:font-weight-complex="normal"/>
    </style:style>
    <style:style style:name="T23" style:family="text">
      <style:text-properties style:text-line-through-style="none" style:text-line-through-type="none" style:text-underline-style="none" officeooo:rsid="00a9d52b"/>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sarrollo web en entorno cliente" text:name="Modulo"/>
        <text:user-field-decl office:value-type="string" office:string-value="Uso básico de Vue 2 para desarrollo Web" text:name="Tema"/>
        <text:user-field-decl office:value-type="string" office:string-value="14" text:name="NumeroTema"/>
      </text:user-field-decls>
      <draw:frame draw:style-name="fr1" draw:name="Marco1" text:anchor-type="page" text:anchor-page-number="1" svg:x="1.984cm" svg:y="15.958cm" svg:width="17.009cm" draw:z-index="1">
        <draw:text-box fo:min-height="2.224cm">
          <text:p text:style-name="P7"/>
          <text:p text:style-name="P7"><text:user-field-get text:name="Modulo">Desarrollo web en entorno cliente</text:user-field-get></text:p>
          <text:p text:style-name="P7">CFGS DAW</text:p>
        </draw:text-box>
      </draw:frame>
      <text:p text:style-name="P44"/>
      <text:p text:style-name="Standard"/>
      <text:p text:style-name="Standard"/>
      <text:p text:style-name="Standard"><draw:frame draw:style-name="fr2" draw:name="gráficos1" text:anchor-type="paragraph" svg:width="9.53cm" svg:height="5.23cm" draw:z-index="0"><draw:image xlink:href="Pictures/10000000000001C2000000F74A1B5B57BCA94106.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9"><text:span text:style-name="T11">Extra</text:span>.</text:p>
      <text:p text:style-name="P9"><text:user-field-get text:name="Tema">Uso básico de Vue 2 para desarrollo Web</text:user-field-get></text:p>
      <text:p text:style-name="P5"/>
      <text:p text:style-name="Standard"/>
      <text:p text:style-name="Standard"/>
      <text:p text:style-name="Standard"/>
      <text:p text:style-name="Standard"/>
      <text:p text:style-name="Standard"/>
      <text:p text:style-name="Standard"/>
      <text:p text:style-name="Standard"/>
      <text:p text:style-name="Standard"/>
      <text:p text:style-name="P40">Sergio García Barea</text:p>
      <text:p text:style-name="P39"><text:span text:style-name="T6"><text:s/></text:span><text:a xlink:type="simple" xlink:href="mailto:mail@ceedcv.e" text:style-name="Internet_20_link" text:visited-style-name="Visited_20_Internet_20_Link"><text:span text:style-name="T9">sergio.garcia</text:span></text:a><text:a xlink:type="simple" xlink:href="mailto:mail@ceedcv.e" text:style-name="Internet_20_link" text:visited-style-name="Visited_20_Internet_20_Link"><text:span text:style-name="T8">@ceedcv.e</text:span></text:a><text:span text:style-name="T7">s</text:span></text:p>
      <text:p text:style-name="P42">201<text:span text:style-name="T10">7</text:span>/201<text:span text:style-name="T10">8</text:span></text:p>
      <text:p text:style-name="P41"><text:tab/><text:tab/><text:tab/><text:tab/><text:tab/><text:tab/><text:tab/><text:tab/><text:tab/><text:tab/>Versión:<text:date style:data-style-name="N104" text:date-value="2018-06-10T10:29:34.987729336">180610</text:date>.<text:time style:data-style-name="N105" text:time-value="2018-06-10T10:29:34.988127266">1029</text:time> </text:p>
      <text:p text:style-name="P6"/>
      <text:p text:style-name="Standard"><text:soft-page-break/></text:p>
      <text:p text:style-name="Standard"/>
      <text:p text:style-name="Standard"/>
      <text:p text:style-name="P10">Licencia</text:p>
      <text:p text:style-name="Standard"/>
      <text:p text:style-name="P38"><draw:frame draw:style-name="fr3" draw:name="gráficos3" text:anchor-type="paragraph" svg:x="0.741cm" svg:y="0cm" svg:width="2cm" svg:height="0.7cm" draw:z-index="2"><draw:image xlink:href="Pictures/10000000000000760000002942E2D6DCAD218394.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10">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4"> </text:span>Importante</text:p>
      <text:p text:style-name="P37"/>
      <text:p text:style-name="Notas_20_Informativas"><text:span text:style-name="T4"> </text:span>Atención</text:p>
      <text:p text:style-name="P37"/>
      <text:p text:style-name="P43"><text:span text:style-name="T4"></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1. Introducción<text:tab/>3</text:p>
          <text:p text:style-name="P50">2. Orden de visita de los ejemplos<text:tab/>3</text:p>
          <text:p text:style-name="P53"><text:s/>2.1 <text:s/>Hola-mundo<text:tab/>3</text:p>
          <text:p text:style-name="P53"><text:s/>2.2 <text:s/>compontente-tablas-de-multiplicar<text:tab/>4</text:p>
          <text:p text:style-name="P53"><text:s/>2.3 <text:s/>consumir-api-con-vuejs<text:tab/>4</text:p>
          <text:p text:style-name="P53"><text:s/>2.4 <text:s/>interpolacion-de-atributos<text:tab/>4</text:p>
          <text:p text:style-name="P53"><text:s/>2.5 <text:s/>la-directiva-v-html<text:tab/>4</text:p>
          <text:p text:style-name="P53"><text:s/>2.6 <text:s/>lista-de-tareas<text:tab/>5</text:p>
          <text:p text:style-name="P53"><text:s/>2.7 <text:s/>simulacion-de-chat-entre-dos-usuarios<text:tab/>5</text:p>
          <text:p text:style-name="P53"><text:s/>2.8 <text:s/>facturacion-con-login<text:tab/>5</text:p>
          <text:p text:style-name="P53"><text:s/>2.9 <text:s/>svuetify-discografias<text:tab/>5</text:p>
          <text:p text:style-name="P50">3. Enlaces interesantes de Vue 2<text:tab/>5</text:p>
        </text:index-body>
      </text:table-of-content>
      <text:p text:style-name="Standard"/>
      <text:p text:style-name="Standard"/>
      <text:p text:style-name="Titulo"/>
      <text:p text:style-name="P2"><text:span text:style-name="T12">EXTRA.</text:span> <text:user-field-get text:name="Tema">Uso básico de Vue 2 para desarrollo Web</text:user-field-get></text:p>
      <text:h text:style-name="P48" text:outline-level="1">Introducción</text:h>
      <text:p text:style-name="P11">Vue 2 JS <text:a xlink:type="simple" xlink:href="https://vuejs.org/" text:style-name="Internet_20_link" text:visited-style-name="Visited_20_Internet_20_Link">https://vuejs.org/</text:a> es un framework de Javascript orientado a facilitar el desarrollo de aplicaciones web, aplicaciones SPA (Single Page Application), etc.</text:p>
      <text:p text:style-name="P11">El taller que hemos organizado sobre el uso básico de Vue 2 esta basado en la presentación de ejemplos, así que este documento es más bien una guía de que ejemplos visitar y en que orden.</text:p>
      <text:p text:style-name="P11">Se recomienda encarecidamente tener conocimientos de HTML, CSS y Javascript. Además en la mayoría de ejemplos se usa Bootstrap para el aspecto de la página <text:a xlink:type="simple" xlink:href="https://getbootstrap.com/" text:style-name="Internet_20_link" text:visited-style-name="Visited_20_Internet_20_Link">https://getbootstrap.com/</text:a></text:p>
      <text:p text:style-name="P11">Los ejemplos son tomados originalmente de <text:a xlink:type="simple" xlink:href="https://github.com/calirojas/vuejs2" text:style-name="Internet_20_link" text:visited-style-name="Visited_20_Internet_20_Link">https://github.com/calirojas/vuejs2</text:a> aunque para facilitar su comprensión, han sido comentados e incluidos en mi cuenta de github <text:a xlink:type="simple" xlink:href="https://github.com/sergarb1/vuejs2" text:style-name="Internet_20_link" text:visited-style-name="Visited_20_Internet_20_Link">https://github.com/sergarb1/vuejs2</text:a></text:p>
      <text:p text:style-name="P45">Podéis bajar rápidamente el repositorio con:</text:p>
      <text:p text:style-name="P45">“git clone https://github.com/sergarb1/vuejs2.git”</text:p>
      <text:p text:style-name="P11"><text:span text:style-name="T17">En dicha cuenta </text:span>tendréis todo lo necesario para realizar el taller.</text:p>
      <text:h text:style-name="P49" text:outline-level="1">Orden de visita de los ejemplos</text:h>
      <text:p text:style-name="P12"><text:span text:style-name="T13">Antes de empezar, es de recomendada lectura la guía de inicio de la propia documentación de Vue 2 <text:s text:c="2"/></text:span><text:a xlink:type="simple" xlink:href="https://vuejs.org/v2/guide/" text:style-name="Internet_20_link" text:visited-style-name="Visited_20_Internet_20_Link"><text:span text:style-name="T13">https://vuejs.org/v2/guide/</text:span></text:a><text:span text:style-name="T13"> (inglés) o </text:span><text:a xlink:type="simple" xlink:href="https://es-vuejs.github.io/vuejs.org/v2/guide/" text:style-name="Internet_20_link" text:visited-style-name="Visited_20_Internet_20_Link">https://es-vuejs.github.io/vuejs.org/v2/guide/</text:a><text:span text:style-name="T22"> (castellano).</text:span></text:p>
      <text:p text:style-name="P11">A continuación comentamos los ejemplos en el orden de visita recomendado y con algunos detalles de que elementos son introducidos.</text:p>
      <text:h text:style-name="Heading_20_2" text:outline-level="2">Hola-mundo</text:h>
      <text:p text:style-name="P11">Ejemplo de aplicación sencilla hola mundo.</text:p>
      <text:p text:style-name="P11">Se muestran aspectos básicos como la creación de una aplicación Vue, su enlace a un contenedor donde será válida, la inclusión de bibliotecas y la asociación de un evento click a un botón.</text:p>
      <text:p text:style-name="P11">Ahí vemos uno de los principios de Vue: modificar el valor de una variable, hace que automáticamente se modifique en todos los lugares que aparece dicha variable.</text:p>
      <text:p text:style-name="P15"><text:span text:style-name="T14">Enlaces a novedades del ejemplo</text:span>:</text:p>
      <text:p text:style-name="P14">Guía de inicio: <text:a xlink:type="simple" xlink:href="https://vuejs.org/v2/guide/" text:style-name="Internet_20_link" text:visited-style-name="Visited_20_Internet_20_Link"><text:span text:style-name="T13">https://vuejs.org/v2/guide/</text:span></text:a></text:p>
      <text:p text:style-name="P13">Manejo de eventos: <text:a xlink:type="simple" xlink:href="https://vuejs.org/v2/guide/events.html" text:style-name="Internet_20_link" text:visited-style-name="Visited_20_Internet_20_Link">https://vuejs.org/v2/guide/events.html</text:a></text:p>
      <text:h text:style-name="P51" text:outline-level="2"><text:soft-page-break/>compontente-tablas-de-multiplicar</text:h>
      <text:p text:style-name="P20">En esta aplicación, se introducen conceptos importantes como la creación de componentes re-utilizables en Vue, el uso de v-model para enlazar el valor de un elemento HTML con una variable (los cambios en el elemento cambian la variable y viceversa), el uso de v-for para repetir código <text:span text:style-name="T15">y el uso de v-show para decidir si algún elemento HTML se muestra o no</text:span>.</text:p>
      <text:p text:style-name="P15"><text:span text:style-name="T14">Enlaces a novedades del ejemplo</text:span>:</text:p>
      <text:p text:style-name="P21">v-model: <text:a xlink:type="simple" xlink:href="https://vuejs.org/v2/guide/forms.html" text:style-name="Internet_20_link" text:visited-style-name="Visited_20_Internet_20_Link">https://vuejs.org/v2/guide/forms.html</text:a></text:p>
      <text:p text:style-name="P21">v-for: <text:a xlink:type="simple" xlink:href="https://vuejs.org/v2/guide/list.html#v-for-with-a-Range" text:style-name="Internet_20_link" text:visited-style-name="Visited_20_Internet_20_Link">https://vuejs.org/v2/guide/list.html#v-for-with-a-Range</text:a></text:p>
      <text:p text:style-name="P22">v-show: <text:a xlink:type="simple" xlink:href="https://vuejs.org/v2/guide/conditional.html#v-show" text:style-name="Internet_20_link" text:visited-style-name="Visited_20_Internet_20_Link">https://vuejs.org/v2/guide/conditional.html#v-show</text:a></text:p>
      <text:p text:style-name="P21">Componentes Vue: <text:a xlink:type="simple" xlink:href="https://vuejs.org/v2/guide/components.html" text:style-name="Internet_20_link" text:visited-style-name="Visited_20_Internet_20_Link">https://vuejs.org/v2/guide/components.html</text:a></text:p>
      <text:h text:style-name="Heading_20_2" text:outline-level="2">consumir-api-con-vuejs</text:h>
      <text:p text:style-name="P30">Ejemplo donde se consulta una API que devuelve información en formato JSON y se muestra por pantalla. La biblioteca para realizar la obtención asíncrona de datos es vue-resource.</text:p>
      <text:p text:style-name="P16"><text:span text:style-name="T14">Enlaces a novedades del ejemplo</text:span>:</text:p>
      <text:p text:style-name="P22">vue-resource: <text:a xlink:type="simple" xlink:href="https://github.com/pagekit/vue-resource" text:style-name="Internet_20_link" text:visited-style-name="Visited_20_Internet_20_Link">https://github.com/pagekit/vue-resource</text:a></text:p>
      <text:p text:style-name="P23">Acciones al ser creada la aplicación: <text:a xlink:type="simple" xlink:href="https://vuejs.org/v2/guide/instance.html#Instance-Lifecycle-Hooks" text:style-name="Internet_20_link" text:visited-style-name="Visited_20_Internet_20_Link">https://vuejs.org/v2/guide/instance.html#Instance-Lifecycle-Hooks</text:a></text:p>
      <text:h text:style-name="Heading_20_2" text:outline-level="2">interpolacion-de-atributos</text:h>
      <text:p text:style-name="P24">Ejemplo donde valiéndose entre el enlace de atributos a variables, se puede conseguir ciertos efectos.</text:p>
      <text:p text:style-name="P17"><text:span text:style-name="T14">Enlaces a novedades del ejemplo</text:span>:</text:p>
      <text:p text:style-name="P24">v-bind: Ejemplo que enlaza class con v-bind <text:a xlink:type="simple" xlink:href="https://vuejs.org/v2/guide/class-and-style.html" text:style-name="Internet_20_link" text:visited-style-name="Visited_20_Internet_20_Link">https://vuejs.org/v2/guide/class-and-style.html</text:a></text:p>
      <text:h text:style-name="Heading_20_2" text:outline-level="2">la-directiva-v-html</text:h>
      <text:p text:style-name="P25">Ejemplo que sencillamente usa v-html para mostrar contenido de variables como HTML.</text:p>
      <text:p text:style-name="P18"><text:span text:style-name="T14">Enlaces a novedades del ejemplo</text:span>:</text:p>
      <text:p text:style-name="P31">v-html: <text:a xlink:type="simple" xlink:href="https://vuejs.org/v2/guide/syntax.html#Raw-HTML" text:style-name="Internet_20_link" text:visited-style-name="Visited_20_Internet_20_Link">https://vuejs.org/v2/guide/syntax.html#Raw-HTML</text:a></text:p>
      <text:p text:style-name="P31"/>
      <text:p text:style-name="P31"/>
      <text:h text:style-name="Heading_20_2" text:outline-level="2"><text:soft-page-break/>lista-de-tareas</text:h>
      <text:p text:style-name="P35">Ejemplo de aplicación para añadir tareas, marcar si se han realizado, etc.</text:p>
      <text:p text:style-name="P35">Introduce en el ejemplo el uso de v-if, similar a v-show. La diferencia entre ellas es que si v-if no se cumple, el elemento no esta en el DOM y que en v-show si no se cumple, el elemento si esta en el DOM pero no es visible.</text:p>
      <text:p text:style-name="P36">Para que haya persistencia de la información, se usa localStorage de Javascript. Para cargarlo al inicio, se carga con el evento created. Para saber cuando guardar el localStorage, se introduce un watcher a “tareas” y cada vez que detecta que se modifica, se guarda.</text:p>
      <text:p text:style-name="P19"><text:span text:style-name="T14">Enlaces a novedades del ejemplo</text:span>:</text:p>
      <text:p text:style-name="P31"><text:span text:style-name="T16">v-if: </text:span><text:a xlink:type="simple" xlink:href="https://v1.vuejs.org/guide/conditional.html" text:style-name="Internet_20_link" text:visited-style-name="Visited_20_Internet_20_Link"><text:span text:style-name="T16">https://v1.vuejs.org/guide/conditional.html</text:span></text:a></text:p>
      <text:p text:style-name="P36">watchers: <text:a xlink:type="simple" xlink:href="https://vuejs.org/v2/guide/computed.html#Watchers" text:style-name="Internet_20_link" text:visited-style-name="Visited_20_Internet_20_Link">https://vuejs.org/v2/guide/computed.html#Watchers</text:a></text:p>
      <text:h text:style-name="Heading_20_2" text:outline-level="2">simulacion-de-chat-entre-dos-usuarios</text:h>
      <text:p text:style-name="P32">Aplicación que usando conceptos anteriores, simula el chat entre dos usuarios.</text:p>
      <text:h text:style-name="P52" text:outline-level="2">facturacion-con-login</text:h>
      <text:p text:style-name="P26">Aplicación que usando conceptos anteriores, pide un login y cuando se logea correctamente, permite hacer pedidos tipo “carro de la compra”.</text:p>
      <text:h text:style-name="Heading_20_2" text:outline-level="2">svuetify-discografias</text:h>
      <text:p text:style-name="P33">Aplicación que permite consultar datos de artistas y sus discografías, así como añadir nuevos artistas. Como principal novedad, usa los componentes router-link y router-view para con ello recibir información a partir de la ruta del navegador.</text:p>
      <text:p text:style-name="P34"><text:span text:style-name="T19">Enlaces a novedades del ejemplo</text:span><text:span text:style-name="T20">:</text:span></text:p>
      <text:p text:style-name="P26"><text:span text:style-name="T21">G</text:span><text:span text:style-name="T18">uía para realizar routing: </text:span><text:a xlink:type="simple" xlink:href="https://vuejs.org/v2/guide/routing.html" text:style-name="Internet_20_link" text:visited-style-name="Visited_20_Internet_20_Link">https://vuejs.org/v2/guide/routing.html</text:a></text:p>
      <text:p text:style-name="P26"><text:span text:style-name="T21">r</text:span><text:span text:style-name="T18">outer-link y router-viewer: </text:span><text:a xlink:type="simple" xlink:href="https://router.vuejs.org/api/" text:style-name="Internet_20_link" text:visited-style-name="Visited_20_Internet_20_Link">https://router.vuejs.org/api/</text:a></text:p>
      <text:h text:style-name="Heading_20_1" text:outline-level="1">Enlaces interesantes de Vue 2</text:h>
      <text:p text:style-name="P27"><text:span text:style-name="T18">Guía de Vue 2 en inglés </text:span><text:a xlink:type="simple" xlink:href="https://vuejs.org/v2/guide/" text:style-name="Internet_20_link" text:visited-style-name="Visited_20_Internet_20_Link"><text:span text:style-name="T23">https://vuejs.org/v2/guide/</text:span></text:a></text:p>
      <text:p text:style-name="P28"><text:span text:style-name="T18">Guía de Vue 2 en castellano </text:span><text:a xlink:type="simple" xlink:href="https://es-vuejs.github.io/vuejs.org/v2/guide/" text:style-name="Internet_20_link" text:visited-style-name="Visited_20_Internet_20_Link">https://es-vuejs.github.io/vuejs.org/v2/guide/</text:a></text:p>
      <text:p text:style-name="P29"><text:span text:style-name="T18">How to build a SPA with Vue 2 </text:span><text:a xlink:type="simple" xlink:href="https://scotch.io/tutorials/how-to-build-a-simple-single-page-application-using-vue-2-part-1" text:style-name="Internet_20_link" text:visited-style-name="Visited_20_Internet_20_Link">https://scotch.io/tutorials/how-to-build-a-simple-single-page-application-using-vue-2-part-1</text:a></text:p>
      <text:p text:style-name="P29"><text:span text:style-name="T18">Learn Vue 2 Step by Step </text:span><text:a xlink:type="simple" xlink:href="https://laracasts.com/series/learn-vue-2-step-by-step" text:style-name="Internet_20_link" text:visited-style-name="Visited_20_Internet_20_Link">https://laracasts.com/series/learn-vue-2-step-by-step</text:a></text:p>
      <text:p text:style-name="P29"><text:span text:style-name="T18">Vue JS Fundamentals (Youtube) </text:span><text:a xlink:type="simple" xlink:href="https://www.youtube.com/playlist?list=PLwAKR305CRO_1yAao-8aZiQnBqJeyng4O" text:style-name="Internet_20_link" text:visited-style-name="Visited_20_Internet_20_Link">https://www.youtube.com/playlist?list=PLwAKR305CRO_1yAao-8aZiQnBqJeyng4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text-properties officeooo:rsid="009a68e7"/>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color="#999966" officeooo:rsid="00917e12"/>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Uso básico de Vue 2 para desarrollo Web" text:name="Tema"/>
        </text:user-field-decls>
        <text:p text:style-name="Header"><text:span text:style-name="MT1"><text:user-field-get text:name="Modulo">Desarrollo web en entorno cliente</text:user-field-get></text:span><text:span text:style-name="MT1"><text:s/><text:tab/> <text:s text:c="21"/></text:span><text:span text:style-name="MT2">Extra</text:span><text:span text:style-name="MT1">. </text:span><text:span text:style-name="MT1"><text:user-field-get text:name="Tema">Uso básico de Vue 2 para desarrollo Web</text:user-field-get></text:span></text:p>
      </style:header>
      <style:footer>
        <text:p text:style-name="Footer"><text:span text:style-name="MT1">CGFS. Desarrollo de </text:span>Aplicaciones<text:span text:style-name="MT1"> WEB<text:tab/><text:tab/></text:span><text:span text:style-name="MT1"><text:page-number text:select-page="current">5</text:page-number></text:span></text:p>
        <text:p text:style-name="MP1"/>
      </style:footer>
    </style:master-page>
    <style:master-page style:name="Landscape" style:page-layout-name="Mpm2">
      <style:header>
        <text:p text:style-name="Header"/>
      </style:header>
      <style:footer>
        <text:p text:style-name="MP2"><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0:38:38.334391144</meta:creation-date>
    <meta:editing-duration>PT9H8M16S</meta:editing-duration>
    <meta:editing-cycles>117</meta:editing-cycles>
    <meta:generator>LibreOffice/6.0.4.2$Linux_X86_64 LibreOffice_project/00m0$Build-2</meta:generator>
    <dc:title>Plantilla CEED</dc:title>
    <dc:date>2018-06-10T10:29:34.744534400</dc:date>
    <meta:document-statistic meta:table-count="0" meta:image-count="2" meta:object-count="0" meta:page-count="5" meta:paragraph-count="93" meta:word-count="850" meta:character-count="6417" meta:non-whitespace-character-count="5592"/>
    <meta:template xlink:type="simple" xlink:actuate="onRequest" xlink:title="Plantilla CEED" xlink:href="../../../../../../Plantilla/Plantilla%20CEED.ott" meta:date="2016-09-23T10:38:38.127433422"/>
  </office:meta>
</office:document-meta>
</file>